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3.369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63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658cm" fo:break-before="auto" style:use-optimal-row-height="true"/>
    </style:style>
    <style:style style:name="ro9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order="0.002cm solid #000000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order="0.002cm solid #000000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  <style:style style:name="ce20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ce8"/>
        <table:table-column table:style-name="co5" table:number-columns-repeated="3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15" table:number-columns-repeated="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1-25_07-52-47_000.jpg</text:p>
          </table:table-cell>
          <table:table-cell table:style-name="ce7" office:value-type="string">
            <text:p>:m 食べた物　間食 / 味噌スープ</text:p>
          </table:table-cell>
          <table:table-cell table:style-name="ce8"/>
          <table:table-cell/>
          <table:table-cell table:style-name="ce1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2019-01-25_12-05-49_000.jpg</text:p>
          </table:table-cell>
          <table:table-cell table:style-name="ce7" office:value-type="string">
            <text:p>:m 食べた物</text:p>
          </table:table-cell>
          <table:table-cell table:style-name="ce8"/>
          <table:table-cell/>
          <table:table-cell table:style-name="ce1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1-25_13-41-40_000.jpg</text:p>
          </table:table-cell>
          <table:table-cell table:style-name="ce7" office:value-type="string">
            <text:p>:m 1-2*2 RES / 245 / 『相対性理論』　メラー　永田恒夫、伊藤大介、訳 / p.113</text:p>
          </table:table-cell>
          <table:table-cell table:style-name="ce8"/>
          <table:table-cell/>
          <table:table-cell table:style-name="ce19" table:formula="of:=IF([.E4]=&quot;&quot;;[.C4];CONCATENATE([.C4];&quot; / &quot;;[.E4]))" office:value-type="string" office:string-value=":m 1-2*2 RES / 245 / 『相対性理論』　メラー　永田恒夫、伊藤大介、訳 / p.113">
            <text:p>:m 1-2*2 RES / 245 / 『相対性理論』　メラー　永田恒夫、伊藤大介、訳 / p.113</text:p>
          </table:table-cell>
          <table:table-cell table:style-name="ce8"/>
          <table:table-cell table:style-name="ce15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string">
            <text:p>2019-01-25_17-39-34_000.jpg</text:p>
          </table:table-cell>
          <table:table-cell table:style-name="ce7" office:value-type="string">
            <text:p>:m 食べた物　間食 / 味噌スープ</text:p>
          </table:table-cell>
          <table:table-cell table:style-name="ce8"/>
          <table:table-cell/>
          <table:table-cell table:style-name="ce19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15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1-25_18-45-12_000.jpg</text:p>
          </table:table-cell>
          <table:table-cell table:style-name="ce7" office:value-type="string">
            <text:p>:m music / log / kb / s.1:free,sequence-notes~RH,pitch=5-4-3-1</text:p>
          </table:table-cell>
          <table:table-cell table:style-name="ce8"/>
          <table:table-cell/>
          <table:table-cell table:style-name="ce19" table:formula="of:=IF([.E6]=&quot;&quot;;[.C6];CONCATENATE([.C6];&quot; / &quot;;[.E6]))" office:value-type="string" office:string-value=":m music / log / kb / s.1:free,sequence-notes~RH,pitch=5-4-3-1">
            <text:p>:m music / log / kb / s.1:free,sequence-notes~RH,pitch=5-4-3-1</text:p>
          </table:table-cell>
          <table:table-cell table:style-name="ce8"/>
          <table:table-cell table:style-name="ce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2019-01-25_20-16-05_000.jpg</text:p>
          </table:table-cell>
          <table:table-cell table:style-name="ce7" office:value-type="string">
            <text:p>:m 食べた物</text:p>
          </table:table-cell>
          <table:table-cell table:style-name="ce8"/>
          <table:table-cell/>
          <table:table-cell table:style-name="ce19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8"/>
          <table:table-cell table:style-name="ce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string">
            <text:p>2019-01-25_22-17-12_000.jpg</text:p>
          </table:table-cell>
          <table:table-cell table:style-name="ce15" office:value-type="string">
            <text:p>:m 記録 / 身体 / 鼻柱、根元 / ひび割れ</text:p>
          </table:table-cell>
          <table:table-cell table:style-name="ce8"/>
          <table:table-cell/>
          <table:table-cell table:style-name="ce19" table:formula="of:=IF([.E8]=&quot;&quot;;[.C8];CONCATENATE([.C8];&quot; / &quot;;[.E8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1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string">
            <text:p>2019-01-26_04-04-21_000.jpg</text:p>
          </table:table-cell>
          <table:table-cell table:style-name="ce7" office:value-type="string">
            <text:p>:m :PHOTO 起きた時刻 / 20190126</text:p>
          </table:table-cell>
          <table:table-cell table:style-name="ce8"/>
          <table:table-cell/>
          <table:table-cell table:style-name="ce19" table:formula="of:=IF([.E9]=&quot;&quot;;[.C9];CONCATENATE([.C9];&quot; / &quot;;[.E9]))" office:value-type="string" office:string-value=":m :PHOTO 起きた時刻 / 20190126">
            <text:p>:m :PHOTO 起きた時刻 / 20190126</text:p>
          </table:table-cell>
          <table:table-cell table:style-name="ce8"/>
          <table:table-cell table:style-name="ce15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2019-01-26_04-33-09_000.jpg</text:p>
          </table:table-cell>
          <table:table-cell table:style-name="ce15" office:value-type="string">
            <text:p>:m 食べた物　間食 / 味噌スープ</text:p>
          </table:table-cell>
          <table:table-cell table:style-name="ce8"/>
          <table:table-cell/>
          <table:table-cell table:style-name="ce19" table:formula="of:=IF([.E10]=&quot;&quot;;[.C10];CONCATENATE([.C10];&quot; / &quot;;[.E10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15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7" office:value-type="string">
            <text:p>2019-01-26_05-16-20_000.jpg</text:p>
          </table:table-cell>
          <table:table-cell table:style-name="ce7" office:value-type="string">
            <text:p>:m 東和 190120sa / 横浜駅 / 神奈川大学新国際学生寮建設工事 / 出発時、腕時計 / N-35-35-28.77 E-139-34-49.76</text:p>
          </table:table-cell>
          <table:table-cell table:style-name="ce8"/>
          <table:table-cell/>
          <table:table-cell table:style-name="ce19" table:formula="of:=IF([.E11]=&quot;&quot;;[.C11];CONCATENATE([.C11];&quot; / &quot;;[.E11]))" office:value-type="string" office:string-value=":m 東和 190120sa / 横浜駅 / 神奈川大学新国際学生寮建設工事 / 出発時、腕時計 / N-35-35-28.77 E-139-34-49.76">
            <text:p>:m 東和 190120sa / 横浜駅 / 神奈川大学新国際学生寮建設工事 / 出発時、腕時計 / N-35-35-28.77 E-139-34-49.76</text:p>
          </table:table-cell>
          <table:table-cell table:style-name="ce8" office:value-type="string">
            <text:p>)</text:p>
          </table:table-cell>
          <table:table-cell table:style-name="ce15" office:value-type="string">
            <text:p>N-35-35-28.64 E-139-34-49.65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7" office:value-type="string">
            <text:p>2019-01-26_06-23-24_000.jpg</text:p>
          </table:table-cell>
          <table:table-cell table:style-name="ce7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2]=&quot;&quot;;[.C12];CONCATENATE([.C12];&quot; / &quot;;[.E12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8"/>
          <table:table-cell table:style-name="ce15"/>
        </table:table-row>
        <table:table-row table:style-name="ro6">
          <table:table-cell table:style-name="ce2" office:value-type="float" office:value="12">
            <text:p>12</text:p>
          </table:table-cell>
          <table:table-cell table:style-name="ce7" office:value-type="string">
            <text:p>2019-01-26_06-23-26_000.jpg</text:p>
          </table:table-cell>
          <table:table-cell table:style-name="ce7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3]=&quot;&quot;;[.C13];CONCATENATE([.C13];&quot; / &quot;;[.E13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8"/>
          <table:table-cell table:style-name="ce15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7" office:value-type="string">
            <text:p>2019-01-26_06-23-28_000.jpg</text:p>
          </table:table-cell>
          <table:table-cell table:style-name="ce7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4]=&quot;&quot;;[.C14];CONCATENATE([.C14];&quot; / &quot;;[.E14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8"/>
          <table:table-cell table:style-name="ce15"/>
        </table:table-row>
        <table:table-row table:style-name="ro6">
          <table:table-cell table:style-name="ce2" office:value-type="float" office:value="14">
            <text:p>14</text:p>
          </table:table-cell>
          <table:table-cell table:style-name="ce7" office:value-type="string">
            <text:p>2019-01-26_06-23-33_000.jpg</text:p>
          </table:table-cell>
          <table:table-cell table:style-name="ce7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5]=&quot;&quot;;[.C15];CONCATENATE([.C15];&quot; / &quot;;[.E15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8"/>
          <table:table-cell table:style-name="ce15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7" office:value-type="string">
            <text:p>2019-01-26_06-23-36_000.jpg</text:p>
          </table:table-cell>
          <table:table-cell table:style-name="ce7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6]=&quot;&quot;;[.C16];CONCATENATE([.C16];&quot; / &quot;;[.E16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8"/>
          <table:table-cell table:style-name="ce15"/>
        </table:table-row>
        <table:table-row table:style-name="ro6">
          <table:table-cell table:style-name="ce2" office:value-type="float" office:value="16">
            <text:p>16</text:p>
          </table:table-cell>
          <table:table-cell table:style-name="ce7" office:value-type="string">
            <text:p>2019-01-26_06-23-43_000.jpg</text:p>
          </table:table-cell>
          <table:table-cell table:style-name="ce7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7]=&quot;&quot;;[.C17];CONCATENATE([.C17];&quot; / &quot;;[.E17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8"/>
          <table:table-cell table:style-name="ce15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9-01-26_06-30-43_000.jpg</text:p>
          </table:table-cell>
          <table:table-cell table:style-name="ce15"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8]=&quot;&quot;;[.C18];CONCATENATE([.C18];&quot; / &quot;;[.E18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15" table:number-columns-repeated="2"/>
        </table:table-row>
        <table:table-row table:style-name="ro8">
          <table:table-cell office:value-type="float" office:value="18">
            <text:p>18</text:p>
          </table:table-cell>
          <table:table-cell office:value-type="string">
            <text:p>2019-01-26_06-30-45_000.jpg</text:p>
          </table:table-cell>
          <table:table-cell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19]=&quot;&quot;;[.C19];CONCATENATE([.C19];&quot; / &quot;;[.E19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15" table:number-columns-repeated="2"/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2019-01-26_06-30-46_000.jpg</text:p>
          </table:table-cell>
          <table:table-cell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20]=&quot;&quot;;[.C20];CONCATENATE([.C20];&quot; / &quot;;[.E20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15" table:number-columns-repeated="2"/>
        </table:table-row>
        <table:table-row table:style-name="ro8">
          <table:table-cell office:value-type="float" office:value="20">
            <text:p>20</text:p>
          </table:table-cell>
          <table:table-cell office:value-type="string">
            <text:p>2019-01-26_06-30-49_000.jpg</text:p>
          </table:table-cell>
          <table:table-cell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21]=&quot;&quot;;[.C21];CONCATENATE([.C21];&quot; / &quot;;[.E21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15" table:number-columns-repeated="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2019-01-26_06-30-55_000.jpg</text:p>
          </table:table-cell>
          <table:table-cell office:value-type="string">
            <text:p>:m 東和 190120sa / 横浜駅 / 神奈川大学新国際学生寮建設工事 / 周囲風景 / 横浜駅バスターミナル</text:p>
          </table:table-cell>
          <table:table-cell table:style-name="ce8"/>
          <table:table-cell/>
          <table:table-cell table:style-name="ce19" table:formula="of:=IF([.E22]=&quot;&quot;;[.C22];CONCATENATE([.C22];&quot; / &quot;;[.E22]))" office:value-type="string" office:string-value=":m 東和 190120sa / 横浜駅 / 神奈川大学新国際学生寮建設工事 / 周囲風景 / 横浜駅バスターミナル">
            <text:p>:m 東和 190120sa / 横浜駅 / 神奈川大学新国際学生寮建設工事 / 周囲風景 / 横浜駅バスターミナル</text:p>
          </table:table-cell>
          <table:table-cell table:style-name="ce15" table:number-columns-repeated="2"/>
        </table:table-row>
        <table:table-row table:style-name="ro9">
          <table:table-cell office:value-type="float" office:value="22">
            <text:p>22</text:p>
          </table:table-cell>
          <table:table-cell office:value-type="string">
            <text:p>2019-01-26_06-50-05_000.jpg</text:p>
          </table:table-cell>
          <table:table-cell office:value-type="string">
            <text:p>:m 東和 190120sa / 横浜駅 / 神奈川大学新国際学生寮建設工事 / 周囲風景 / バス停 / N-35-28-48.73 E-139-37-14.12</text:p>
          </table:table-cell>
          <table:table-cell table:style-name="ce8"/>
          <table:table-cell/>
          <table:table-cell table:style-name="ce19" table:formula="of:=IF([.E23]=&quot;&quot;;[.C23];CONCATENATE([.C23];&quot; / &quot;;[.E23]))" office:value-type="string" office:string-value=":m 東和 190120sa / 横浜駅 / 神奈川大学新国際学生寮建設工事 / 周囲風景 / バス停 / N-35-28-48.73 E-139-37-14.12">
            <text:p>:m 東和 190120sa / 横浜駅 / 神奈川大学新国際学生寮建設工事 / 周囲風景 / バス停 / N-35-28-48.73 E-139-37-14.12</text:p>
          </table:table-cell>
          <table:table-cell table:style-name="ce15" table:number-columns-repeated="2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2019-01-26_06-50-09_000.jpg</text:p>
          </table:table-cell>
          <table:table-cell office:value-type="string">
            <text:p>:m 東和 190120sa / 横浜駅 / 神奈川大学新国際学生寮建設工事 / 周囲風景 / バス停 / N-35-28-48.74 E-139-37-14.18</text:p>
          </table:table-cell>
          <table:table-cell table:style-name="ce8"/>
          <table:table-cell/>
          <table:table-cell table:style-name="ce19" table:formula="of:=IF([.E24]=&quot;&quot;;[.C24];CONCATENATE([.C24];&quot; / &quot;;[.E24]))" office:value-type="string" office:string-value=":m 東和 190120sa / 横浜駅 / 神奈川大学新国際学生寮建設工事 / 周囲風景 / バス停 / N-35-28-48.74 E-139-37-14.18">
            <text:p>:m 東和 190120sa / 横浜駅 / 神奈川大学新国際学生寮建設工事 / 周囲風景 / バス停 / N-35-28-48.74 E-139-37-14.18</text:p>
          </table:table-cell>
          <table:table-cell table:style-name="ce15" table:number-columns-repeated="2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2019-01-26_06-50-13_000.jpg</text:p>
          </table:table-cell>
          <table:table-cell office:value-type="string">
            <text:p>:m 東和 190120sa / 横浜駅 / 神奈川大学新国際学生寮建設工事 / 周囲風景 / バス停 / N-35-28-48.77 E-139-37-14.18</text:p>
          </table:table-cell>
          <table:table-cell table:style-name="ce8"/>
          <table:table-cell/>
          <table:table-cell table:style-name="ce19" table:formula="of:=IF([.E25]=&quot;&quot;;[.C25];CONCATENATE([.C25];&quot; / &quot;;[.E25]))" office:value-type="string" office:string-value=":m 東和 190120sa / 横浜駅 / 神奈川大学新国際学生寮建設工事 / 周囲風景 / バス停 / N-35-28-48.77 E-139-37-14.18">
            <text:p>:m 東和 190120sa / 横浜駅 / 神奈川大学新国際学生寮建設工事 / 周囲風景 / バス停 / N-35-28-48.77 E-139-37-14.18</text:p>
          </table:table-cell>
          <table:table-cell table:style-name="ce15" table:number-columns-repeated="2"/>
        </table:table-row>
        <table:table-row table:style-name="ro9">
          <table:table-cell office:value-type="float" office:value="25">
            <text:p>25</text:p>
          </table:table-cell>
          <table:table-cell office:value-type="string">
            <text:p>2019-01-26_06-50-15_000.jpg</text:p>
          </table:table-cell>
          <table:table-cell office:value-type="string">
            <text:p>:m 東和 190120sa / 横浜駅 / 神奈川大学新国際学生寮建設工事 / 周囲風景 / バス停 / N-35-28-48.75 E-139-37-14.18</text:p>
          </table:table-cell>
          <table:table-cell table:style-name="ce8"/>
          <table:table-cell/>
          <table:table-cell table:style-name="ce19" table:formula="of:=IF([.E26]=&quot;&quot;;[.C26];CONCATENATE([.C26];&quot; / &quot;;[.E26]))" office:value-type="string" office:string-value=":m 東和 190120sa / 横浜駅 / 神奈川大学新国際学生寮建設工事 / 周囲風景 / バス停 / N-35-28-48.75 E-139-37-14.18">
            <text:p>:m 東和 190120sa / 横浜駅 / 神奈川大学新国際学生寮建設工事 / 周囲風景 / バス停 / N-35-28-48.75 E-139-37-14.18</text:p>
          </table:table-cell>
          <table:table-cell table:style-name="ce15" table:number-columns-repeated="2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2019-01-26_06-50-19_000.jpg</text:p>
          </table:table-cell>
          <table:table-cell office:value-type="string">
            <text:p>:m 東和 190120sa / 横浜駅 / 神奈川大学新国際学生寮建設工事 / 周囲風景 / バス停 / N-35-28-48.75 E-139-37-14.18</text:p>
          </table:table-cell>
          <table:table-cell table:style-name="ce8"/>
          <table:table-cell/>
          <table:table-cell table:style-name="ce19" table:formula="of:=IF([.E27]=&quot;&quot;;[.C27];CONCATENATE([.C27];&quot; / &quot;;[.E27]))" office:value-type="string" office:string-value=":m 東和 190120sa / 横浜駅 / 神奈川大学新国際学生寮建設工事 / 周囲風景 / バス停 / N-35-28-48.75 E-139-37-14.18">
            <text:p>:m 東和 190120sa / 横浜駅 / 神奈川大学新国際学生寮建設工事 / 周囲風景 / バス停 / N-35-28-48.75 E-139-37-14.18</text:p>
          </table:table-cell>
          <table:table-cell table:style-name="ce15" table:number-columns-repeated="2"/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2019-01-26_06-50-23_000.jpg</text:p>
          </table:table-cell>
          <table:table-cell office:value-type="string">
            <text:p>:m 東和 190120sa / 横浜駅 / 神奈川大学新国際学生寮建設工事 / 周囲風景 / バス停 / N-35-28-48.81 E-139-37-14.18</text:p>
          </table:table-cell>
          <table:table-cell table:style-name="ce8"/>
          <table:table-cell/>
          <table:table-cell table:style-name="ce19" table:formula="of:=IF([.E28]=&quot;&quot;;[.C28];CONCATENATE([.C28];&quot; / &quot;;[.E28]))" office:value-type="string" office:string-value=":m 東和 190120sa / 横浜駅 / 神奈川大学新国際学生寮建設工事 / 周囲風景 / バス停 / N-35-28-48.81 E-139-37-14.18">
            <text:p>:m 東和 190120sa / 横浜駅 / 神奈川大学新国際学生寮建設工事 / 周囲風景 / バス停 / N-35-28-48.81 E-139-37-14.18</text:p>
          </table:table-cell>
          <table:table-cell table:style-name="ce15" table:number-columns-repeated="2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2019-01-26_06-50-25_000.jpg</text:p>
          </table:table-cell>
          <table:table-cell office:value-type="string">
            <text:p>:m 東和 190120sa / 横浜駅 / 神奈川大学新国際学生寮建設工事 / 周囲風景 / バス停 / N-35-28-48.81 E-139-37-14.18</text:p>
          </table:table-cell>
          <table:table-cell table:style-name="ce8"/>
          <table:table-cell/>
          <table:table-cell table:style-name="ce19" table:formula="of:=IF([.E29]=&quot;&quot;;[.C29];CONCATENATE([.C29];&quot; / &quot;;[.E29]))" office:value-type="string" office:string-value=":m 東和 190120sa / 横浜駅 / 神奈川大学新国際学生寮建設工事 / 周囲風景 / バス停 / N-35-28-48.81 E-139-37-14.18">
            <text:p>:m 東和 190120sa / 横浜駅 / 神奈川大学新国際学生寮建設工事 / 周囲風景 / バス停 / N-35-28-48.81 E-139-37-14.18</text:p>
          </table:table-cell>
          <table:table-cell table:style-name="ce15" table:number-columns-repeated="2"/>
        </table:table-row>
        <table:table-row table:style-name="ro9">
          <table:table-cell office:value-type="float" office:value="29">
            <text:p>29</text:p>
          </table:table-cell>
          <table:table-cell office:value-type="string">
            <text:p>2019-01-26_07-11-32_000.jpg</text:p>
          </table:table-cell>
          <table:table-cell office:value-type="string">
            <text:p>:m 東和 190120sa / 横浜駅 / 神奈川大学新国際学生寮建設工事 / 周囲風景 / 現場状況 / N-35-28-48.47 E-139-37-10.17</text:p>
          </table:table-cell>
          <table:table-cell table:style-name="ce8"/>
          <table:table-cell/>
          <table:table-cell table:style-name="ce19" table:formula="of:=IF([.E30]=&quot;&quot;;[.C30];CONCATENATE([.C30];&quot; / &quot;;[.E30]))" office:value-type="string" office:string-value=":m 東和 190120sa / 横浜駅 / 神奈川大学新国際学生寮建設工事 / 周囲風景 / 現場状況 / N-35-28-48.47 E-139-37-10.17">
            <text:p>:m 東和 190120sa / 横浜駅 / 神奈川大学新国際学生寮建設工事 / 周囲風景 / 現場状況 / N-35-28-48.47 E-139-37-10.17</text:p>
          </table:table-cell>
          <table:table-cell table:style-name="ce15" table:number-columns-repeated="2"/>
        </table:table-row>
        <table:table-row table:style-name="ro9">
          <table:table-cell office:value-type="float" office:value="30">
            <text:p>30</text:p>
          </table:table-cell>
          <table:table-cell office:value-type="string">
            <text:p>2019-01-26_07-11-34_000.jpg</text:p>
          </table:table-cell>
          <table:table-cell office:value-type="string">
            <text:p>:m 東和 190120sa / 横浜駅 / 神奈川大学新国際学生寮建設工事 / 周囲風景 / 現場状況 / N-35-28-49.28 E-139-37-10.55</text:p>
          </table:table-cell>
          <table:table-cell table:style-name="ce8"/>
          <table:table-cell/>
          <table:table-cell table:style-name="ce19" table:formula="of:=IF([.E31]=&quot;&quot;;[.C31];CONCATENATE([.C31];&quot; / &quot;;[.E31]))" office:value-type="string" office:string-value=":m 東和 190120sa / 横浜駅 / 神奈川大学新国際学生寮建設工事 / 周囲風景 / 現場状況 / N-35-28-49.28 E-139-37-10.55">
            <text:p>:m 東和 190120sa / 横浜駅 / 神奈川大学新国際学生寮建設工事 / 周囲風景 / 現場状況 / N-35-28-49.28 E-139-37-10.55</text:p>
          </table:table-cell>
          <table:table-cell table:style-name="ce15" table:number-columns-repeated="2"/>
        </table:table-row>
        <table:table-row table:style-name="ro9">
          <table:table-cell office:value-type="float" office:value="31">
            <text:p>31</text:p>
          </table:table-cell>
          <table:table-cell office:value-type="string">
            <text:p>2019-01-26_07-11-43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2]=&quot;&quot;;[.C32];CONCATENATE([.C32];&quot; / &quot;;[.E32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2">
            <text:p>32</text:p>
          </table:table-cell>
          <table:table-cell office:value-type="string">
            <text:p>2019-01-26_07-11-44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3]=&quot;&quot;;[.C33];CONCATENATE([.C33];&quot; / &quot;;[.E33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3">
            <text:p>33</text:p>
          </table:table-cell>
          <table:table-cell office:value-type="string">
            <text:p>2019-01-26_07-11-46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4]=&quot;&quot;;[.C34];CONCATENATE([.C34];&quot; / &quot;;[.E34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4">
            <text:p>34</text:p>
          </table:table-cell>
          <table:table-cell office:value-type="string">
            <text:p>2019-01-26_07-11-48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5]=&quot;&quot;;[.C35];CONCATENATE([.C35];&quot; / &quot;;[.E35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5">
            <text:p>35</text:p>
          </table:table-cell>
          <table:table-cell office:value-type="string">
            <text:p>2019-01-26_07-11-51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6]=&quot;&quot;;[.C36];CONCATENATE([.C36];&quot; / &quot;;[.E36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6">
            <text:p>36</text:p>
          </table:table-cell>
          <table:table-cell office:value-type="string">
            <text:p>2019-01-26_07-11-53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7]=&quot;&quot;;[.C37];CONCATENATE([.C37];&quot; / &quot;;[.E37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7">
            <text:p>37</text:p>
          </table:table-cell>
          <table:table-cell office:value-type="string">
            <text:p>2019-01-26_07-11-55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8]=&quot;&quot;;[.C38];CONCATENATE([.C38];&quot; / &quot;;[.E38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8">
            <text:p>38</text:p>
          </table:table-cell>
          <table:table-cell office:value-type="string">
            <text:p>2019-01-26_07-11-57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39]=&quot;&quot;;[.C39];CONCATENATE([.C39];&quot; / &quot;;[.E39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39">
            <text:p>39</text:p>
          </table:table-cell>
          <table:table-cell office:value-type="string">
            <text:p>2019-01-26_07-11-59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40]=&quot;&quot;;[.C40];CONCATENATE([.C40];&quot; / &quot;;[.E40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40">
            <text:p>40</text:p>
          </table:table-cell>
          <table:table-cell office:value-type="string">
            <text:p>2019-01-26_07-12-02_000.jpg</text:p>
          </table:table-cell>
          <table:table-cell office:value-type="string">
            <text:p>:m 東和 190120sa / 横浜駅 / 神奈川大学新国際学生寮建設工事 / 周囲風景 / 現場状況 / N-35-28-49.41 E-139-37-10.72</text:p>
          </table:table-cell>
          <table:table-cell table:style-name="ce8"/>
          <table:table-cell/>
          <table:table-cell table:style-name="ce19" table:formula="of:=IF([.E41]=&quot;&quot;;[.C41];CONCATENATE([.C41];&quot; / &quot;;[.E41]))" office:value-type="string" office:string-value=":m 東和 190120sa / 横浜駅 / 神奈川大学新国際学生寮建設工事 / 周囲風景 / 現場状況 / N-35-28-49.41 E-139-37-10.72">
            <text:p>:m 東和 190120sa / 横浜駅 / 神奈川大学新国際学生寮建設工事 / 周囲風景 / 現場状況 / N-35-28-49.4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41">
            <text:p>41</text:p>
          </table:table-cell>
          <table:table-cell office:value-type="string">
            <text:p>2019-01-26_07-12-07_000.jpg</text:p>
          </table:table-cell>
          <table:table-cell office:value-type="string">
            <text:p>:m 東和 190120sa / 横浜駅 / 神奈川大学新国際学生寮建設工事 / 周囲風景 / 現場状況 / N-35-28-49.5 E-139-37-10.77</text:p>
          </table:table-cell>
          <table:table-cell table:style-name="ce8"/>
          <table:table-cell/>
          <table:table-cell table:style-name="ce19" table:formula="of:=IF([.E42]=&quot;&quot;;[.C42];CONCATENATE([.C42];&quot; / &quot;;[.E42]))" office:value-type="string" office:string-value=":m 東和 190120sa / 横浜駅 / 神奈川大学新国際学生寮建設工事 / 周囲風景 / 現場状況 / N-35-28-49.5 E-139-37-10.77">
            <text:p>:m 東和 190120sa / 横浜駅 / 神奈川大学新国際学生寮建設工事 / 周囲風景 / 現場状況 / N-35-28-49.5 E-139-37-10.77</text:p>
          </table:table-cell>
          <table:table-cell table:style-name="ce15" table:number-columns-repeated="2"/>
        </table:table-row>
        <table:table-row table:style-name="ro9">
          <table:table-cell office:value-type="float" office:value="42">
            <text:p>42</text:p>
          </table:table-cell>
          <table:table-cell office:value-type="string">
            <text:p>2019-01-26_07-12-09_000.jpg</text:p>
          </table:table-cell>
          <table:table-cell office:value-type="string">
            <text:p>:m 東和 190120sa / 横浜駅 / 神奈川大学新国際学生寮建設工事 / 周囲風景 / 現場状況 / N-35-28-49.5 E-139-37-10.77</text:p>
          </table:table-cell>
          <table:table-cell table:style-name="ce8"/>
          <table:table-cell/>
          <table:table-cell table:style-name="ce19" table:formula="of:=IF([.E43]=&quot;&quot;;[.C43];CONCATENATE([.C43];&quot; / &quot;;[.E43]))" office:value-type="string" office:string-value=":m 東和 190120sa / 横浜駅 / 神奈川大学新国際学生寮建設工事 / 周囲風景 / 現場状況 / N-35-28-49.5 E-139-37-10.77">
            <text:p>:m 東和 190120sa / 横浜駅 / 神奈川大学新国際学生寮建設工事 / 周囲風景 / 現場状況 / N-35-28-49.5 E-139-37-10.77</text:p>
          </table:table-cell>
          <table:table-cell table:style-name="ce15" table:number-columns-repeated="2"/>
        </table:table-row>
        <table:table-row table:style-name="ro9">
          <table:table-cell office:value-type="float" office:value="43">
            <text:p>43</text:p>
          </table:table-cell>
          <table:table-cell office:value-type="string">
            <text:p>2019-01-26_07-12-13_000.jpg</text:p>
          </table:table-cell>
          <table:table-cell office:value-type="string">
            <text:p>:m 東和 190120sa / 横浜駅 / 神奈川大学新国際学生寮建設工事 / 周囲風景 / 現場状況 / N-35-28-49.51 E-139-37-10.72</text:p>
          </table:table-cell>
          <table:table-cell table:style-name="ce8"/>
          <table:table-cell/>
          <table:table-cell table:style-name="ce19" table:formula="of:=IF([.E44]=&quot;&quot;;[.C44];CONCATENATE([.C44];&quot; / &quot;;[.E44]))" office:value-type="string" office:string-value=":m 東和 190120sa / 横浜駅 / 神奈川大学新国際学生寮建設工事 / 周囲風景 / 現場状況 / N-35-28-49.51 E-139-37-10.72">
            <text:p>:m 東和 190120sa / 横浜駅 / 神奈川大学新国際学生寮建設工事 / 周囲風景 / 現場状況 / N-35-28-49.51 E-139-37-10.72</text:p>
          </table:table-cell>
          <table:table-cell table:style-name="ce15" table:number-columns-repeated="2"/>
        </table:table-row>
        <table:table-row table:style-name="ro9">
          <table:table-cell office:value-type="float" office:value="44">
            <text:p>44</text:p>
          </table:table-cell>
          <table:table-cell office:value-type="string">
            <text:p>2019-01-26_07-14-51_000.jpg</text:p>
          </table:table-cell>
          <table:table-cell office:value-type="string">
            <text:p>:m 東和 190120sa / 横浜駅 / 神奈川大学新国際学生寮建設工事 / 周囲風景 / 現場状況 / N-35-28-49.26 E-139-37-10.39</text:p>
          </table:table-cell>
          <table:table-cell table:style-name="ce8"/>
          <table:table-cell/>
          <table:table-cell table:style-name="ce19" table:formula="of:=IF([.E45]=&quot;&quot;;[.C45];CONCATENATE([.C45];&quot; / &quot;;[.E45]))" office:value-type="string" office:string-value=":m 東和 190120sa / 横浜駅 / 神奈川大学新国際学生寮建設工事 / 周囲風景 / 現場状況 / N-35-28-49.26 E-139-37-10.39">
            <text:p>:m 東和 190120sa / 横浜駅 / 神奈川大学新国際学生寮建設工事 / 周囲風景 / 現場状況 / N-35-28-49.26 E-139-37-10.39</text:p>
          </table:table-cell>
          <table:table-cell table:style-name="ce15" table:number-columns-repeated="2"/>
        </table:table-row>
        <table:table-row table:style-name="ro9">
          <table:table-cell office:value-type="float" office:value="45">
            <text:p>45</text:p>
          </table:table-cell>
          <table:table-cell office:value-type="string">
            <text:p>2019-01-26_07-14-55_000.jpg</text:p>
          </table:table-cell>
          <table:table-cell office:value-type="string">
            <text:p>:m 東和 190120sa / 横浜駅 / 神奈川大学新国際学生寮建設工事 / 周囲風景 / 現場状況 / N-35-28-49.26 E-139-37-10.39</text:p>
          </table:table-cell>
          <table:table-cell table:style-name="ce8"/>
          <table:table-cell/>
          <table:table-cell table:style-name="ce19" table:formula="of:=IF([.E46]=&quot;&quot;;[.C46];CONCATENATE([.C46];&quot; / &quot;;[.E46]))" office:value-type="string" office:string-value=":m 東和 190120sa / 横浜駅 / 神奈川大学新国際学生寮建設工事 / 周囲風景 / 現場状況 / N-35-28-49.26 E-139-37-10.39">
            <text:p>:m 東和 190120sa / 横浜駅 / 神奈川大学新国際学生寮建設工事 / 周囲風景 / 現場状況 / N-35-28-49.26 E-139-37-10.39</text:p>
          </table:table-cell>
          <table:table-cell table:style-name="ce15" table:number-columns-repeated="2"/>
        </table:table-row>
        <table:table-row table:style-name="ro9">
          <table:table-cell office:value-type="float" office:value="46">
            <text:p>46</text:p>
          </table:table-cell>
          <table:table-cell office:value-type="string">
            <text:p>2019-01-26_16-56-35_000.jpg</text:p>
          </table:table-cell>
          <table:table-cell office:value-type="string">
            <text:p>:m 東和 190120sa / 横浜駅 / 神奈川大学新国際学生寮建設工事 / 周囲風景 / 現場状況 / N-35-28-49.51 E-139-37-11.16</text:p>
          </table:table-cell>
          <table:table-cell table:style-name="ce8"/>
          <table:table-cell/>
          <table:table-cell table:style-name="ce19" table:formula="of:=IF([.E47]=&quot;&quot;;[.C47];CONCATENATE([.C47];&quot; / &quot;;[.E47]))" office:value-type="string" office:string-value=":m 東和 190120sa / 横浜駅 / 神奈川大学新国際学生寮建設工事 / 周囲風景 / 現場状況 / N-35-28-49.51 E-139-37-11.16">
            <text:p>:m 東和 190120sa / 横浜駅 / 神奈川大学新国際学生寮建設工事 / 周囲風景 / 現場状況 / N-35-28-49.51 E-139-37-11.16</text:p>
          </table:table-cell>
          <table:table-cell table:style-name="ce15" table:number-columns-repeated="2"/>
        </table:table-row>
        <table:table-row table:style-name="ro9">
          <table:table-cell office:value-type="float" office:value="47">
            <text:p>47</text:p>
          </table:table-cell>
          <table:table-cell office:value-type="string">
            <text:p>2019-01-26_16-56-37_000.jpg</text:p>
          </table:table-cell>
          <table:table-cell office:value-type="string">
            <text:p>:m 東和 190120sa / 横浜駅 / 神奈川大学新国際学生寮建設工事 / 周囲風景 / 現場状況 / N-35-28-49.48 E-139-37-11.65</text:p>
          </table:table-cell>
          <table:table-cell table:style-name="ce8"/>
          <table:table-cell/>
          <table:table-cell table:style-name="ce19" table:formula="of:=IF([.E48]=&quot;&quot;;[.C48];CONCATENATE([.C48];&quot; / &quot;;[.E48]))" office:value-type="string" office:string-value=":m 東和 190120sa / 横浜駅 / 神奈川大学新国際学生寮建設工事 / 周囲風景 / 現場状況 / N-35-28-49.48 E-139-37-11.65">
            <text:p>:m 東和 190120sa / 横浜駅 / 神奈川大学新国際学生寮建設工事 / 周囲風景 / 現場状況 / N-35-28-49.48 E-139-37-11.65</text:p>
          </table:table-cell>
          <table:table-cell table:style-name="ce15" table:number-columns-repeated="2"/>
        </table:table-row>
        <table:table-row table:style-name="ro9">
          <table:table-cell office:value-type="float" office:value="48">
            <text:p>48</text:p>
          </table:table-cell>
          <table:table-cell office:value-type="string">
            <text:p>2019-01-26_16-56-49_000.jpg</text:p>
          </table:table-cell>
          <table:table-cell office:value-type="string">
            <text:p>:m 東和 190120sa / 横浜駅 / 神奈川大学新国際学生寮建設工事 / 周囲風景 / 現場状況 / N-35-28-49.65 E-139-37-11.82</text:p>
          </table:table-cell>
          <table:table-cell table:style-name="ce8"/>
          <table:table-cell/>
          <table:table-cell table:style-name="ce19" table:formula="of:=IF([.E49]=&quot;&quot;;[.C49];CONCATENATE([.C49];&quot; / &quot;;[.E49]))" office:value-type="string" office:string-value=":m 東和 190120sa / 横浜駅 / 神奈川大学新国際学生寮建設工事 / 周囲風景 / 現場状況 / N-35-28-49.65 E-139-37-11.82">
            <text:p>:m 東和 190120sa / 横浜駅 / 神奈川大学新国際学生寮建設工事 / 周囲風景 / 現場状況 / N-35-28-49.65 E-139-37-11.82</text:p>
          </table:table-cell>
          <table:table-cell table:style-name="ce15" table:number-columns-repeated="2"/>
        </table:table-row>
        <table:table-row table:style-name="ro9">
          <table:table-cell office:value-type="float" office:value="49">
            <text:p>49</text:p>
          </table:table-cell>
          <table:table-cell office:value-type="string">
            <text:p>2019-01-26_16-56-52_000.jpg</text:p>
          </table:table-cell>
          <table:table-cell office:value-type="string">
            <text:p>:m 東和 190120sa / 横浜駅 / 神奈川大学新国際学生寮建設工事 / 周囲風景 / 現場状況 / N-35-28-49.67 E-139-37-11.87</text:p>
          </table:table-cell>
          <table:table-cell table:style-name="ce8"/>
          <table:table-cell/>
          <table:table-cell table:style-name="ce19" table:formula="of:=IF([.E50]=&quot;&quot;;[.C50];CONCATENATE([.C50];&quot; / &quot;;[.E50]))" office:value-type="string" office:string-value=":m 東和 190120sa / 横浜駅 / 神奈川大学新国際学生寮建設工事 / 周囲風景 / 現場状況 / N-35-28-49.67 E-139-37-11.87">
            <text:p>:m 東和 190120sa / 横浜駅 / 神奈川大学新国際学生寮建設工事 / 周囲風景 / 現場状況 / N-35-28-49.67 E-139-37-11.87</text:p>
          </table:table-cell>
          <table:table-cell table:style-name="ce15" table:number-columns-repeated="2"/>
        </table:table-row>
        <table:table-row table:style-name="ro9">
          <table:table-cell office:value-type="float" office:value="50">
            <text:p>50</text:p>
          </table:table-cell>
          <table:table-cell office:value-type="string">
            <text:p>2019-01-26_16-57-07_000.jpg</text:p>
          </table:table-cell>
          <table:table-cell office:value-type="string">
            <text:p>:m 東和 190120sa / 横浜駅 / 神奈川大学新国際学生寮建設工事 / 周囲風景 / 現場状況 / N-35-28-49.48 E-139-37-12.15</text:p>
          </table:table-cell>
          <table:table-cell table:style-name="ce8"/>
          <table:table-cell/>
          <table:table-cell table:style-name="ce19" table:formula="of:=IF([.E51]=&quot;&quot;;[.C51];CONCATENATE([.C51];&quot; / &quot;;[.E51]))" office:value-type="string" office:string-value=":m 東和 190120sa / 横浜駅 / 神奈川大学新国際学生寮建設工事 / 周囲風景 / 現場状況 / N-35-28-49.48 E-139-37-12.15">
            <text:p>:m 東和 190120sa / 横浜駅 / 神奈川大学新国際学生寮建設工事 / 周囲風景 / 現場状況 / N-35-28-49.48 E-139-37-12.15</text:p>
          </table:table-cell>
          <table:table-cell table:style-name="ce15" table:number-columns-repeated="2"/>
        </table:table-row>
        <table:table-row table:style-name="ro9">
          <table:table-cell office:value-type="float" office:value="51">
            <text:p>51</text:p>
          </table:table-cell>
          <table:table-cell office:value-type="string">
            <text:p>2019-01-26_16-57-09_000.jpg</text:p>
          </table:table-cell>
          <table:table-cell office:value-type="string">
            <text:p>:m 東和 190120sa / 横浜駅 / 神奈川大学新国際学生寮建設工事 / 周囲風景 / 現場状況 / N-35-28-49.48 E-139-37-12.15</text:p>
          </table:table-cell>
          <table:table-cell table:style-name="ce8"/>
          <table:table-cell/>
          <table:table-cell table:style-name="ce19" table:formula="of:=IF([.E52]=&quot;&quot;;[.C52];CONCATENATE([.C52];&quot; / &quot;;[.E52]))" office:value-type="string" office:string-value=":m 東和 190120sa / 横浜駅 / 神奈川大学新国際学生寮建設工事 / 周囲風景 / 現場状況 / N-35-28-49.48 E-139-37-12.15">
            <text:p>:m 東和 190120sa / 横浜駅 / 神奈川大学新国際学生寮建設工事 / 周囲風景 / 現場状況 / N-35-28-49.48 E-139-37-12.15</text:p>
          </table:table-cell>
          <table:table-cell table:style-name="ce15" table:number-columns-repeated="2"/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2019-01-26_16-57-10_000.jpg</text:p>
          </table:table-cell>
          <table:table-cell office:value-type="string">
            <text:p>:m 東和 190120sa / 横浜駅 / 神奈川大学新国際学生寮建設工事 / 周囲風景 / 現場状況 / N-35-28-49.47 E-139-37-12.2</text:p>
          </table:table-cell>
          <table:table-cell table:style-name="ce8"/>
          <table:table-cell/>
          <table:table-cell table:style-name="ce19" table:formula="of:=IF([.E53]=&quot;&quot;;[.C53];CONCATENATE([.C53];&quot; / &quot;;[.E53]))" office:value-type="string" office:string-value=":m 東和 190120sa / 横浜駅 / 神奈川大学新国際学生寮建設工事 / 周囲風景 / 現場状況 / N-35-28-49.47 E-139-37-12.2">
            <text:p>:m 東和 190120sa / 横浜駅 / 神奈川大学新国際学生寮建設工事 / 周囲風景 / 現場状況 / N-35-28-49.47 E-139-37-12.2</text:p>
          </table:table-cell>
          <table:table-cell table:style-name="ce15" table:number-columns-repeated="2"/>
        </table:table-row>
        <table:table-row table:style-name="ro9">
          <table:table-cell office:value-type="float" office:value="53">
            <text:p>53</text:p>
          </table:table-cell>
          <table:table-cell office:value-type="string">
            <text:p>2019-01-26_16-57-12_000.jpg</text:p>
          </table:table-cell>
          <table:table-cell office:value-type="string">
            <text:p>:m 東和 190120sa / 横浜駅 / 神奈川大学新国際学生寮建設工事 / 周囲風景 / 現場状況 / N-35-28-49.45 E-139-37-12.26</text:p>
          </table:table-cell>
          <table:table-cell table:style-name="ce8"/>
          <table:table-cell/>
          <table:table-cell table:style-name="ce19" table:formula="of:=IF([.E54]=&quot;&quot;;[.C54];CONCATENATE([.C54];&quot; / &quot;;[.E54]))" office:value-type="string" office:string-value=":m 東和 190120sa / 横浜駅 / 神奈川大学新国際学生寮建設工事 / 周囲風景 / 現場状況 / N-35-28-49.45 E-139-37-12.26">
            <text:p>:m 東和 190120sa / 横浜駅 / 神奈川大学新国際学生寮建設工事 / 周囲風景 / 現場状況 / N-35-28-49.45 E-139-37-12.26</text:p>
          </table:table-cell>
          <table:table-cell table:style-name="ce15" table:number-columns-repeated="2"/>
        </table:table-row>
        <table:table-row table:style-name="ro9">
          <table:table-cell office:value-type="float" office:value="54">
            <text:p>54</text:p>
          </table:table-cell>
          <table:table-cell office:value-type="string">
            <text:p>2019-01-26_17-03-14_000.jpg</text:p>
          </table:table-cell>
          <table:table-cell office:value-type="string">
            <text:p>:m 東和 190120sa / 横浜駅 / 神奈川大学新国際学生寮建設工事 / 周囲風景 / バス停 / N-35-28-49.62 E-139-37-13.36</text:p>
          </table:table-cell>
          <table:table-cell table:style-name="ce8"/>
          <table:table-cell/>
          <table:table-cell table:style-name="ce19" table:formula="of:=IF([.E55]=&quot;&quot;;[.C55];CONCATENATE([.C55];&quot; / &quot;;[.E55]))" office:value-type="string" office:string-value=":m 東和 190120sa / 横浜駅 / 神奈川大学新国際学生寮建設工事 / 周囲風景 / バス停 / N-35-28-49.62 E-139-37-13.36">
            <text:p>:m 東和 190120sa / 横浜駅 / 神奈川大学新国際学生寮建設工事 / 周囲風景 / バス停 / N-35-28-49.62 E-139-37-13.36</text:p>
          </table:table-cell>
          <table:table-cell table:style-name="ce15" table:number-columns-repeated="2"/>
        </table:table-row>
        <table:table-row table:style-name="ro9">
          <table:table-cell office:value-type="float" office:value="55">
            <text:p>55</text:p>
          </table:table-cell>
          <table:table-cell office:value-type="string">
            <text:p>2019-01-26_17-03-18_000.jpg</text:p>
          </table:table-cell>
          <table:table-cell office:value-type="string">
            <text:p>:m 東和 190120sa / 横浜駅 / 神奈川大学新国際学生寮建設工事 / 周囲風景 / バス停 / N-35-28-49.93 E-139-37-12.92</text:p>
          </table:table-cell>
          <table:table-cell table:style-name="ce8"/>
          <table:table-cell/>
          <table:table-cell table:style-name="ce19" table:formula="of:=IF([.E56]=&quot;&quot;;[.C56];CONCATENATE([.C56];&quot; / &quot;;[.E56]))" office:value-type="string" office:string-value=":m 東和 190120sa / 横浜駅 / 神奈川大学新国際学生寮建設工事 / 周囲風景 / バス停 / N-35-28-49.93 E-139-37-12.92">
            <text:p>:m 東和 190120sa / 横浜駅 / 神奈川大学新国際学生寮建設工事 / 周囲風景 / バス停 / N-35-28-49.93 E-139-37-12.92</text:p>
          </table:table-cell>
          <table:table-cell table:style-name="ce15" table:number-columns-repeated="2"/>
        </table:table-row>
        <table:table-row table:style-name="ro9">
          <table:table-cell office:value-type="float" office:value="56">
            <text:p>56</text:p>
          </table:table-cell>
          <table:table-cell office:value-type="string">
            <text:p>2019-01-26_17-03-20_000.jpg</text:p>
          </table:table-cell>
          <table:table-cell office:value-type="string">
            <text:p>:m 東和 190120sa / 横浜駅 / 神奈川大学新国際学生寮建設工事 / 周囲風景 / バス停 / N-35-28-49.91 E-139-37-12.86</text:p>
          </table:table-cell>
          <table:table-cell table:style-name="ce8"/>
          <table:table-cell/>
          <table:table-cell table:style-name="ce19" table:formula="of:=IF([.E57]=&quot;&quot;;[.C57];CONCATENATE([.C57];&quot; / &quot;;[.E57]))" office:value-type="string" office:string-value=":m 東和 190120sa / 横浜駅 / 神奈川大学新国際学生寮建設工事 / 周囲風景 / バス停 / N-35-28-49.91 E-139-37-12.86">
            <text:p>:m 東和 190120sa / 横浜駅 / 神奈川大学新国際学生寮建設工事 / 周囲風景 / バス停 / N-35-28-49.91 E-139-37-12.86</text:p>
          </table:table-cell>
          <table:table-cell table:style-name="ce15" table:number-columns-repeated="2"/>
        </table:table-row>
        <table:table-row table:style-name="ro9">
          <table:table-cell office:value-type="float" office:value="57">
            <text:p>57</text:p>
          </table:table-cell>
          <table:table-cell office:value-type="string">
            <text:p>2019-01-26_17-03-32_000.jpg</text:p>
          </table:table-cell>
          <table:table-cell office:value-type="string">
            <text:p>:m 東和 190120sa / 横浜駅 / 神奈川大学新国際学生寮建設工事 / 周囲風景 / バス停 / N-35-28-49.98 E-139-37-13.08</text:p>
          </table:table-cell>
          <table:table-cell table:style-name="ce8"/>
          <table:table-cell/>
          <table:table-cell table:style-name="ce19" table:formula="of:=IF([.E58]=&quot;&quot;;[.C58];CONCATENATE([.C58];&quot; / &quot;;[.E58]))" office:value-type="string" office:string-value=":m 東和 190120sa / 横浜駅 / 神奈川大学新国際学生寮建設工事 / 周囲風景 / バス停 / N-35-28-49.98 E-139-37-13.08">
            <text:p>:m 東和 190120sa / 横浜駅 / 神奈川大学新国際学生寮建設工事 / 周囲風景 / バス停 / N-35-28-49.98 E-139-37-13.08</text:p>
          </table:table-cell>
          <table:table-cell table:style-name="ce15" table:number-columns-repeated="2"/>
        </table:table-row>
        <table:table-row table:style-name="ro9">
          <table:table-cell office:value-type="float" office:value="58">
            <text:p>58</text:p>
          </table:table-cell>
          <table:table-cell office:value-type="string">
            <text:p>2019-01-26_17-03-46_000.jpg</text:p>
          </table:table-cell>
          <table:table-cell office:value-type="string">
            <text:p>:m 東和 190120sa / 横浜駅 / 神奈川大学新国際学生寮建設工事 / 周囲風景 / バス停 / N-35-28-50.24 E-139-37-13.08</text:p>
          </table:table-cell>
          <table:table-cell table:style-name="ce8"/>
          <table:table-cell/>
          <table:table-cell table:style-name="ce19" table:formula="of:=IF([.E59]=&quot;&quot;;[.C59];CONCATENATE([.C59];&quot; / &quot;;[.E59]))" office:value-type="string" office:string-value=":m 東和 190120sa / 横浜駅 / 神奈川大学新国際学生寮建設工事 / 周囲風景 / バス停 / N-35-28-50.24 E-139-37-13.08">
            <text:p>:m 東和 190120sa / 横浜駅 / 神奈川大学新国際学生寮建設工事 / 周囲風景 / バス停 / N-35-28-50.24 E-139-37-13.08</text:p>
          </table:table-cell>
          <table:table-cell table:style-name="ce15" table:number-columns-repeated="2"/>
        </table:table-row>
        <table:table-row table:style-name="ro9">
          <table:table-cell office:value-type="float" office:value="59">
            <text:p>59</text:p>
          </table:table-cell>
          <table:table-cell office:value-type="string">
            <text:p>2019-01-26_17-03-49_000.jpg</text:p>
          </table:table-cell>
          <table:table-cell office:value-type="string">
            <text:p>:m 東和 190120sa / 横浜駅 / 神奈川大学新国際学生寮建設工事 / 周囲風景 / バス停 / N-35-28-50.24 E-139-37-13.08</text:p>
          </table:table-cell>
          <table:table-cell table:style-name="ce8"/>
          <table:table-cell/>
          <table:table-cell table:style-name="ce19" table:formula="of:=IF([.E60]=&quot;&quot;;[.C60];CONCATENATE([.C60];&quot; / &quot;;[.E60]))" office:value-type="string" office:string-value=":m 東和 190120sa / 横浜駅 / 神奈川大学新国際学生寮建設工事 / 周囲風景 / バス停 / N-35-28-50.24 E-139-37-13.08">
            <text:p>:m 東和 190120sa / 横浜駅 / 神奈川大学新国際学生寮建設工事 / 周囲風景 / バス停 / N-35-28-50.24 E-139-37-13.08</text:p>
          </table:table-cell>
          <table:table-cell table:style-name="ce15" table:number-columns-repeated="2"/>
        </table:table-row>
        <table:table-row table:style-name="ro9">
          <table:table-cell office:value-type="float" office:value="60">
            <text:p>60</text:p>
          </table:table-cell>
          <table:table-cell office:value-type="string">
            <text:p>2019-01-26_17-03-55_000.jpg</text:p>
          </table:table-cell>
          <table:table-cell office:value-type="string">
            <text:p>:m 東和 190120sa / 横浜駅 / 神奈川大学新国際学生寮建設工事 / 周囲風景 / バス停 / N-35-28-50.37 E-139-37-13.14</text:p>
          </table:table-cell>
          <table:table-cell table:style-name="ce8"/>
          <table:table-cell/>
          <table:table-cell table:style-name="ce19" table:formula="of:=IF([.E61]=&quot;&quot;;[.C61];CONCATENATE([.C61];&quot; / &quot;;[.E61]))" office:value-type="string" office:string-value=":m 東和 190120sa / 横浜駅 / 神奈川大学新国際学生寮建設工事 / 周囲風景 / バス停 / N-35-28-50.37 E-139-37-13.14">
            <text:p>:m 東和 190120sa / 横浜駅 / 神奈川大学新国際学生寮建設工事 / 周囲風景 / バス停 / N-35-28-50.37 E-139-37-13.14</text:p>
          </table:table-cell>
          <table:table-cell table:style-name="ce15" table:number-columns-repeated="2"/>
        </table:table-row>
        <table:table-row table:style-name="ro9">
          <table:table-cell office:value-type="float" office:value="61">
            <text:p>61</text:p>
          </table:table-cell>
          <table:table-cell office:value-type="string">
            <text:p>2019-01-26_17-03-57_000.jpg</text:p>
          </table:table-cell>
          <table:table-cell office:value-type="string">
            <text:p>:m 東和 190120sa / 横浜駅 / 神奈川大学新国際学生寮建設工事 / 周囲風景 / バス停 / N-35-28-50.39 E-139-37-13.08</text:p>
          </table:table-cell>
          <table:table-cell table:style-name="ce8"/>
          <table:table-cell/>
          <table:table-cell table:style-name="ce19" table:formula="of:=IF([.E62]=&quot;&quot;;[.C62];CONCATENATE([.C62];&quot; / &quot;;[.E62]))" office:value-type="string" office:string-value=":m 東和 190120sa / 横浜駅 / 神奈川大学新国際学生寮建設工事 / 周囲風景 / バス停 / N-35-28-50.39 E-139-37-13.08">
            <text:p>:m 東和 190120sa / 横浜駅 / 神奈川大学新国際学生寮建設工事 / 周囲風景 / バス停 / N-35-28-50.39 E-139-37-13.08</text:p>
          </table:table-cell>
          <table:table-cell table:style-name="ce15" table:number-columns-repeated="2"/>
        </table:table-row>
        <table:table-row table:style-name="ro10">
          <table:table-cell office:value-type="float" office:value="62">
            <text:p>62</text:p>
          </table:table-cell>
          <table:table-cell office:value-type="string">
            <text:p>2019-01-26_20-04-33_000.jpg</text:p>
          </table:table-cell>
          <table:table-cell office:value-type="string">
            <text:p>-* / N-35-35-28.49 E-139-34-49.32</text:p>
          </table:table-cell>
          <table:table-cell table:style-name="ce8"/>
          <table:table-cell/>
          <table:table-cell table:style-name="ce19" table:formula="of:=IF([.E63]=&quot;&quot;;[.C63];CONCATENATE([.C63];&quot; / &quot;;[.E63]))" office:value-type="string" office:string-value="-* / N-35-35-28.49 E-139-34-49.32">
            <text:p>-* / N-35-35-28.49 E-139-34-49.32</text:p>
          </table:table-cell>
          <table:table-cell table:style-name="ce15" table:number-columns-repeated="2"/>
        </table:table-row>
        <table:table-row table:style-name="ro7">
          <table:table-cell office:value-type="float" office:value="63">
            <text:p>63</text:p>
          </table:table-cell>
          <table:table-cell office:value-type="string">
            <text:p>2019-01-26_20-53-57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table:style-name="ce19" table:formula="of:=IF([.E64]=&quot;&quot;;[.C64];CONCATENATE([.C64];&quot; / &quot;;[.E64]))" office:value-type="string" office:string-value=":m 食べた物">
            <text:p>:m 食べた物</text:p>
          </table:table-cell>
          <table:table-cell table:style-name="ce15" table:number-columns-repeated="2"/>
        </table:table-row>
        <table:table-row table:style-name="ro10">
          <table:table-cell office:value-type="float" office:value="64">
            <text:p>64</text:p>
          </table:table-cell>
          <table:table-cell office:value-type="string">
            <text:p>2019-01-26_23-25-10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/>
          <table:table-cell table:style-name="ce19" table:formula="of:=IF([.E65]=&quot;&quot;;[.C65];CONCATENATE([.C65];&quot; / &quot;;[.E65]))" office:value-type="string" office:string-value=":m 記録 / 身体 / 鼻柱、根元 / ひび割れ">
            <text:p>:m 記録 / 身体 / 鼻柱、根元 / ひび割れ</text:p>
          </table:table-cell>
          <table:table-cell table:style-name="ce15" table:number-columns-repeated="2"/>
        </table:table-row>
        <table:table-row table:style-name="ro7">
          <table:table-cell office:value-type="float" office:value="65">
            <text:p>65</text:p>
          </table:table-cell>
          <table:table-cell office:value-type="string">
            <text:p>2019-01-27_00-31-33_000.jpg</text:p>
          </table:table-cell>
          <table:table-cell table:style-name="ce12"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table:style-name="ce19" table:formula="of:=IF([.E66]=&quot;&quot;;[.C66];CONCATENATE([.C66];&quot; / &quot;;[.E6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15" table:number-columns-repeated="2"/>
        </table:table-row>
        <table:table-row table:style-name="ro10">
          <table:table-cell office:value-type="float" office:value="66">
            <text:p>66</text:p>
          </table:table-cell>
          <table:table-cell office:value-type="string">
            <text:p>2019-01-27_06-23-18_000.jpg</text:p>
          </table:table-cell>
          <table:table-cell office:value-type="string">
            <text:p>:m :PHOTO 起きた時刻 / 20190127</text:p>
          </table:table-cell>
          <table:table-cell table:style-name="ce8"/>
          <table:table-cell/>
          <table:table-cell table:style-name="ce19" table:formula="of:=IF([.E67]=&quot;&quot;;[.C67];CONCATENATE([.C67];&quot; / &quot;;[.E67]))" office:value-type="string" office:string-value=":m :PHOTO 起きた時刻 / 20190127">
            <text:p>:m :PHOTO 起きた時刻 / 20190127</text:p>
          </table:table-cell>
          <table:table-cell table:style-name="ce15" table:number-columns-repeated="2"/>
        </table:table-row>
        <table:table-row table:style-name="ro7">
          <table:table-cell office:value-type="float" office:value="67">
            <text:p>67</text:p>
          </table:table-cell>
          <table:table-cell office:value-type="string">
            <text:p>2019-01-27_07-26-52_000.jpg</text:p>
          </table:table-cell>
          <table:table-cell table:style-name="ce15" office:value-type="string">
            <text:p>:m 食べた物　間食 / 味噌スープ</text:p>
          </table:table-cell>
          <table:table-cell table:style-name="ce8"/>
          <table:table-cell/>
          <table:table-cell table:style-name="ce19" table:formula="of:=IF([.E68]=&quot;&quot;;[.C68];CONCATENATE([.C68];&quot; / &quot;;[.E68]))" office:value-type="string" office:string-value=":m 食べた物　間食 / 味噌スープ">
            <text:p>:m 食べた物　間食 / 味噌スープ</text:p>
          </table:table-cell>
          <table:table-cell table:style-name="ce15" table:number-columns-repeated="2"/>
        </table:table-row>
        <table:table-row table:style-name="ro7">
          <table:table-cell table:number-columns-repeated="2"/>
          <table:table-cell table:style-name="ce15"/>
          <table:table-cell table:style-name="ce8"/>
          <table:table-cell/>
          <table:table-cell table:style-name="ce19" table:formula="of:=IF([.E69]=&quot;&quot;;[.C69];CONCATENATE([.C69];&quot; / &quot;;[.E69]))" office:value-type="float" office:value="0">
            <text:p>0</text:p>
          </table:table-cell>
          <table:table-cell table:style-name="ce15" table:number-columns-repeated="2"/>
        </table:table-row>
        <table:table-row table:style-name="ro11">
          <table:table-cell table:style-name="Default" table:number-columns-repeated="2"/>
          <table:table-cell table:style-name="ce17"/>
          <table:table-cell/>
          <table:table-cell table:style-name="ce18"/>
          <table:table-cell table:style-name="ce20"/>
          <table:table-cell table:number-columns-repeated="2"/>
        </table:table-row>
        <table:table-row table:style-name="ro11" table:number-rows-repeated="3">
          <table:table-cell table:style-name="Default" table:number-columns-repeated="3"/>
          <table:table-cell/>
          <table:table-cell table:style-name="ce18"/>
          <table:table-cell table:style-name="ce20"/>
          <table:table-cell table:number-columns-repeated="2"/>
        </table:table-row>
        <table:table-row table:style-name="ro11" table:number-rows-repeated="2">
          <table:table-cell table:style-name="Default" table:number-columns-repeated="2"/>
          <table:table-cell table:style-name="ce17"/>
          <table:table-cell/>
          <table:table-cell table:style-name="ce18"/>
          <table:table-cell table:style-name="ce20"/>
          <table:table-cell table:number-columns-repeated="2"/>
        </table:table-row>
        <table:table-row table:style-name="ro11">
          <table:table-cell table:style-name="Default" table:number-columns-repeated="2"/>
          <table:table-cell table:style-name="ce18"/>
          <table:table-cell/>
          <table:table-cell table:style-name="ce18"/>
          <table:table-cell table:style-name="ce20"/>
          <table:table-cell table:number-columns-repeated="2"/>
        </table:table-row>
        <table:table-row table:style-name="ro11" table:number-rows-repeated="18">
          <table:table-cell table:style-name="Default" table:number-columns-repeated="2"/>
          <table:table-cell table:style-name="ce18"/>
          <table:table-cell/>
          <table:table-cell table:style-name="ce18"/>
          <table:table-cell table:number-columns-repeated="3"/>
        </table:table-row>
        <table:table-row table:style-name="ro11" table:number-rows-repeated="4">
          <table:table-cell table:style-name="Default" table:number-columns-repeated="2"/>
          <table:table-cell table:style-name="ce18"/>
          <table:table-cell/>
          <table:table-cell table:style-name="Default"/>
          <table:table-cell table:number-columns-repeated="3"/>
        </table:table-row>
        <table:table-row table:style-name="ro7">
          <table:table-cell table:style-name="Default" table:number-columns-repeated="2"/>
          <table:table-cell table:style-name="ce17" office:value-type="string">
            <text:p>*</text:p>
          </table:table-cell>
          <table:table-cell/>
          <table:table-cell table:style-name="Default"/>
          <table:table-cell table:number-columns-repeated="3"/>
        </table:table-row>
        <table:table-row table:style-name="ro1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7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ce15"/>
          <table:table-cell/>
          <table:table-cell table:style-name="Default"/>
          <table:table-cell table:number-columns-repeated="3"/>
        </table:table-row>
        <table:table-row table:style-name="ro11" table:number-rows-repeated="3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Default" office:value-type="float" office:value="13">
            <text:p>13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2"/>
          <table:table-cell table:style-name="Default" office:value-type="float" office:value="68">
            <text:p>68</text:p>
          </table:table-cell>
          <table:table-cell/>
          <table:table-cell table:style-name="Default"/>
          <table:table-cell table:number-columns-repeated="3"/>
        </table:table-row>
        <table:table-row table:style-name="ro11" table:number-rows-repeated="2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4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9" table:formula="of:=COUNTBLANK([.$C$2:.C68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9" office:value-type="string">
            <text:p>-*</text:p>
          </table:table-cell>
          <table:table-cell table:style-name="ce9" table:formula="of:=COUNTIF([.$C$2:.$C68];&quot;-\*&quot;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10" office:value-type="string">
            <text:p>XXX</text:p>
          </table:table-cell>
          <table:table-cell table:style-name="ce9" table:formula="of:=SUM(sumOf_XXXs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9" office:value-type="string">
            <text:p>total</text:p>
          </table:table-cell>
          <table:table-cell table:style-name="ce9" table:formula="of:=COUNTA([.$B$2:.$B68])" office:value-type="float" office:value="67">
            <text:p>67</text:p>
          </table:table-cell>
          <table:table-cell/>
          <table:table-cell table:style-name="Default"/>
          <table:table-cell table:number-columns-repeated="3"/>
        </table:table-row>
        <table:table-row table:style-name="ro11">
          <table:table-cell table:style-name="ce4" table:number-columns-repeated="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10" office:value-type="string">
            <text:p>:m XXX</text:p>
          </table:table-cell>
          <table:table-cell table:style-name="ce9" table:formula="of:=COUNTIF([.$C$2:.$C68];XXX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11" office:value-type="string">
            <text:p>:m music / log / kb / </text:p>
          </table:table-cell>
          <table:table-cell table:style-name="ce9" table:formula="of:=COUNTIF([.$C$2:.$C68];XXX_music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11" office:value-type="string">
            <text:p>:m XXX</text:p>
          </table:table-cell>
          <table:table-cell table:style-name="ce9" table:formula="of:=COUNTIF([.$C$2:.$C68];[.B68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11" office:value-type="string">
            <text:p>:m X-X</text:p>
          </table:table-cell>
          <table:table-cell table:style-name="ce9" table:formula="of:=COUNTIF([.$C$2:.$C68];[.B680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12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9" table:formula="of:=COUNTIF([.$C$2:.$C15];[.B68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9" office:value-type="string">
            <text:p>:bookmemo / 読んだ本 / 『』 / 著者=XXX</text:p>
          </table:table-cell>
          <table:table-cell table:style-name="ce9" table:formula="of:=COUNTIF([.$C$2:.$C68];[.B703])" office:value-type="float" office:value="0">
            <text:p>0</text:p>
          </table:table-cell>
          <table:table-cell/>
          <table:table-cell table:style-name="Default"/>
          <table:table-cell table:number-columns-repeated="3"/>
        </table:table-row>
        <table:table-row table:style-name="ro7">
          <table:table-cell table:style-name="ce4"/>
          <table:table-cell table:style-name="ce4" office:value-type="string">
            <text:p>=IF(E2="";C2;CONCATENATE(C2;" / ";E2))</text:p>
          </table:table-cell>
          <table:table-cell table:style-name="ce4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食べた物　間食 / ヨーグルト / +=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食べた物　間食 / 味噌スープ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8">
          <table:table-cell table:style-name="ce5"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記録 / 身体 / 足の裏 / 水虫 / 右足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記録 / 身体 / 右手、親指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記録 / 身体 / 鼻柱、根元 / ひび割れ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3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:PHOTO 起きた時刻 / 20190120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 office:value-type="string">
            <text:p>*</text:p>
          </table:table-cell>
          <table:table-cell table:style-name="ce13" office:value-type="string">
            <text:p>:m :PHOTO 寝た時刻 / 20190102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diary / 20181124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m 見た夢 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5" table:number-columns-repeated="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diary / memo / 20181127 / やりたいこと / (K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diary / notes / 20181130 / (K,C,R,P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diary / diary / 20181206 / (K,C,P,R,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 office:value-type="string">
            <text:p>*</text:p>
          </table:table-cell>
          <table:table-cell table:style-name="ce14"/>
          <table:table-cell table:style-name="ce5"/>
          <table:table-cell/>
          <table:table-cell table:style-name="Default"/>
          <table:table-cell table:number-columns-repeated="3"/>
        </table:table-row>
        <table:table-row table:style-name="ro10">
          <table:table-cell table:style-name="ce5"/>
          <table:table-cell table:style-name="ce13" office:value-type="string">
            <text:p>:m art / dessin / D-17 8# / des.竹林、巻雲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12" office:value-type="string">
            <text:p>:tome / 大変なのは、「自己不信」 / (J*)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11" table:number-rows-repeated="4">
          <table:table-cell table:style-name="ce5" table:number-columns-repeated="3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5" office:value-type="string">
            <text:p>DELETE FROM ifm11 WHERE _id &gt;= 34774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/>
          <table:table-cell table:number-columns-repeated="3"/>
        </table:table-row>
        <table:table-row table:style-name="ro7">
          <table:table-cell table:style-name="ce6" office:value-type="string">
            <text:p>*</text:p>
          </table:table-cell>
          <table:table-cell table:style-name="ce6" table:number-columns-repeated="2"/>
          <table:table-cell/>
          <table:table-cell table:style-name="Default"/>
          <table:table-cell table:number-columns-repeated="3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22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2019/01/27</text:date>, <text:time>08:20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1-27T08:20:12.79</dc:date>
    <dc:creator>iwabuchi ken</dc:creator>
    <meta:editing-duration>P6DT21H8M16S</meta:editing-duration>
    <meta:editing-cycles>2737</meta:editing-cycles>
    <meta:document-statistic meta:table-count="1" meta:cell-count="404" meta:object-count="0"/>
  </office:meta>
</office:document-meta>
</file>